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2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fill-color="#e6e6e6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3cm" draw:fill="solid" draw:fill-color="#cccccc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17.45cm" fo:min-width="27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6" style:family="graphic" style:parent-style-name="standard">
      <style:graphic-properties svg:stroke-width="0.1cm" svg:stroke-color="#000000" draw:marker-start-width="0.5cm" draw:marker-end-width="0.3cm" draw:fill="none" draw:fill-color="#e6e6e6" draw:textarea-horizontal-align="justify" draw:textarea-vertical-align="middle" draw:auto-grow-height="false" fo:min-height="1.55cm" fo:min-width="6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15cm" draw:marker-end="Triangle_20_unfilled" draw:marker-end-width="0.57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3cm" draw:fill="none" draw:fill-color="#e6e6e6" draw:textarea-horizontal-align="justify" draw:textarea-vertical-align="middle" draw:auto-grow-height="false" fo:min-height="1.651cm" fo:min-width="6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3cm" draw:fill="solid" draw:fill-color="#dddddd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cm" svg:stroke-color="#000000" draw:marker-start="" draw:marker-start-width="0.355cm" draw:marker-end="Diamond" draw:marker-end-width="0.4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cm" svg:stroke-color="#999999" draw:marker-start-width="0.5cm" draw:marker-end-width="0.3cm" draw:fill="none" draw:fill-color="#e6e6e6" draw:textarea-horizontal-align="justify" draw:textarea-vertical-align="middle" draw:auto-grow-height="false" fo:min-height="1.55cm" fo:min-width="6.4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999999" draw:marker-start-width="0.515cm" draw:marker-end="Triangle_20_unfilled" draw:marker-end-width="0.57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4.35cm" fo:min-width="14.3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15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4.35cm" fo:min-width="11.766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e6e6e6"/>
      <style:paragraph-properties fo:text-align="center"/>
      <style:text-properties style:font-name="Liberation Mono" fo:font-size="15pt" fo:font-weight="bold" style:font-size-asian="16pt" style:font-weight-asian="bold" style:font-size-complex="16pt" style:font-weight-complex="600"/>
    </style:style>
    <style:style style:name="P4" style:family="paragraph">
      <loext:graphic-properties draw:fill="solid" draw:fill-color="#cccccc"/>
      <style:paragraph-properties fo:text-align="center"/>
      <style:text-properties style:font-name="Liberation Mono" fo:font-size="15pt" fo:font-weight="bold" style:font-size-asian="16pt" style:font-weight-asian="bold" style:font-size-complex="16pt" style:font-weight-complex="6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7" style:family="paragraph">
      <loext:graphic-properties draw:fill="none" draw:fill-color="#e6e6e6"/>
      <style:paragraph-properties fo:text-align="center"/>
      <style:text-properties style:font-name="Liberation Mono" fo:font-size="15pt" fo:font-weight="bold" style:font-size-asian="16pt" style:font-weight-asian="bold" style:font-size-complex="16pt" style:font-weight-complex="bold"/>
    </style:style>
    <style:style style:name="P8" style:family="paragraph">
      <loext:graphic-properties draw:fill="solid" draw:fill-color="#dddddd"/>
      <style:paragraph-properties fo:text-align="center"/>
      <style:text-properties style:font-name="Liberation Mono" fo:font-size="15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e6e6e6"/>
      <style:paragraph-properties fo:text-align="center"/>
      <style:text-properties fo:color="#999999" style:font-name="Liberation Mono" fo:font-size="15pt" fo:font-weight="bold" style:font-size-asian="16pt" style:font-weight-asian="bold" style:font-size-complex="16pt" style:font-weight-complex="600"/>
    </style:style>
    <style:style style:name="P10" style:family="paragraph">
      <loext:graphic-properties draw:fill="none" draw:fill-color="#ffffff"/>
      <style:text-properties fo:color="#999999" style:font-name="Liberation Mono" fo:font-size="16pt" style:font-size-asian="16pt" style:font-size-complex="16pt"/>
    </style:style>
    <style:style style:name="P11" style:family="paragraph">
      <loext:graphic-properties draw:fill="none" draw:fill-color="#e6e6e6"/>
      <style:paragraph-properties fo:text-align="center"/>
      <style:text-properties fo:color="#999999" style:font-name="Liberation Mono" fo:font-size="15pt" fo:font-weight="bold" style:font-size-asian="16pt" style:font-weight-asian="bold" style:font-size-complex="16pt" style:font-weight-complex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style:font-name="Liberation Mono" fo:font-size="15pt" fo:font-weight="bold" style:font-size-asian="16pt" style:font-weight-asian="bold" style:font-size-complex="16pt" style:font-weight-complex="600"/>
    </style:style>
    <style:style style:name="T3" style:family="text">
      <style:text-properties style:font-name="Liberation Mono" fo:font-size="16pt" style:font-size-asian="16pt" style:font-size-complex="16pt"/>
    </style:style>
    <style:style style:name="T4" style:family="text">
      <style:text-properties style:font-name="Liberation Mono" fo:font-size="15pt" fo:font-weight="bold" style:font-size-asian="16pt" style:font-weight-asian="bold" style:font-size-complex="16pt" style:font-weight-complex="bold"/>
    </style:style>
    <style:style style:name="T5" style:family="text">
      <style:text-properties fo:font-size="15pt" fo:font-weight="bold" style:font-weight-asian="bold" style:font-weight-complex="bold"/>
    </style:style>
    <style:style style:name="T6" style:family="text">
      <style:text-properties fo:color="#999999" style:font-name="Liberation Mono" fo:font-size="15pt" fo:font-weight="bold" style:font-size-asian="16pt" style:font-weight-asian="bold" style:font-size-complex="16pt" style:font-weight-complex="600"/>
    </style:style>
    <style:style style:name="T7" style:family="text">
      <style:text-properties fo:color="#999999" style:font-name="Liberation Mono" fo:font-size="16pt" style:font-size-asian="16pt" style:font-size-complex="16pt"/>
    </style:style>
    <style:style style:name="T8" style:family="text">
      <style:text-properties fo:color="#999999" style:font-name="Liberation Mono" fo:font-size="15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cm" svg:height="0.962cm" svg:x="0.38cm" svg:y="0.4cm">
          <draw:text-box>
            <text:p><text:span text:style-name="T1">Class hierarchy: behavioural repertoire</text:span></text:p>
          </draw:text-box>
        </draw:frame>
        <draw:custom-shape draw:style-name="gr2" draw:text-style-name="P3" xml:id="id15" draw:id="id15" draw:layer="layout" svg:width="7cm" svg:height="2cm" svg:x="1.4cm" svg:y="2.4cm">
          <text:p text:style-name="P2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2cm" svg:x="11.4cm" svg:y="2.4cm">
          <text:p text:style-name="P2"><text:span text:style-name="T2">EAT_FOO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7.8cm" svg:height="17.7cm" svg:x="0.4cm" svg:y="1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566cm" svg:height="0.89cm" svg:x="22.034cm" svg:y="1.41cm">
          <draw:text-box>
            <text:p><text:span text:style-name="T3">THE_NEUROBIO</text:span></text:p>
          </draw:text-box>
        </draw:frame>
        <draw:custom-shape draw:style-name="gr6" draw:text-style-name="P7" xml:id="id1" draw:id="id1" draw:layer="layout" svg:width="7cm" svg:height="1.9cm" svg:x="1.4cm" svg:y="11.4cm">
          <text:p text:style-name="P2"><text:span text:style-name="T4">GOS_GLOBAL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9cm" svg:y1="11.4cm" svg:x2="4.9cm" svg:y2="8.401cm" draw:start-shape="id1" draw:end-shape="id2" draw:end-glue-point="2" svg:d="M4900 11400v-2999" svg:viewBox="0 0 1 3000">
          <text:p/>
        </draw:connector>
        <draw:custom-shape draw:style-name="gr8" draw:text-style-name="P3" xml:id="id2" draw:id="id2" draw:layer="layout" svg:width="7cm" svg:height="2.001cm" svg:x="1.4cm" svg:y="6.4cm">
          <text:p text:style-name="P2"><text:span text:style-name="T5">APPRAISAL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3" draw:id="id3" draw:layer="layout" svg:width="7cm" svg:height="2cm" svg:x="1.4cm" svg:y="16.4cm">
          <text:p text:style-name="P2"><text:span text:style-name="T4">BEHAVIOUR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9cm" svg:y1="16.4cm" svg:x2="4.9cm" svg:y2="13.3cm" draw:start-shape="id3" draw:start-glue-point="0" draw:end-shape="id1" draw:end-glue-point="2" svg:d="M4900 16400v-3100" svg:viewBox="0 0 1 3101">
          <text:p/>
        </draw:connector>
        <draw:custom-shape draw:style-name="gr3" draw:text-style-name="P4" xml:id="id7" draw:id="id7" draw:layer="layout" svg:width="7cm" svg:height="2cm" svg:x="11.4cm" svg:y="5.4cm">
          <text:p text:style-name="P2"><text:span text:style-name="T2">REPRODU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7cm" svg:height="2cm" svg:x="11.4cm" svg:y="8.4cm">
          <text:p text:style-name="P2"><text:span text:style-name="T2">WALK_RANDO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7cm" svg:height="2cm" svg:x="20.5cm" svg:y="5.3cm">
          <text:p text:style-name="P2"><text:span text:style-name="T2">APPROACH_CONSPE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7cm" svg:height="2cm" svg:x="20.4cm" svg:y="8.3cm">
          <text:p text:style-name="P2"><text:span text:style-name="T2">MIGR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7cm" svg:height="2cm" svg:x="20.4cm" svg:y="2.3cm">
          <text:p text:style-name="P2"><text:span text:style-name="T2">APPROAC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7cm" svg:height="2cm" svg:x="20.4cm" svg:y="14.4cm">
          <text:p text:style-name="P2"><text:span text:style-name="T2">GO_UP_DEP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7cm" svg:height="2cm" svg:x="20.4cm" svg:y="11.4cm">
          <text:p text:style-name="P2"><text:span text:style-name="T2">GO_DOWN_DEP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7cm" svg:height="2cm" svg:x="11.4cm" svg:y="14.4cm">
          <text:p text:style-name="P2"><text:span text:style-name="T2">ESCAPE_DA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7cm" svg:height="2cm" svg:x="11.4cm" svg:y="11.4cm">
          <text:p text:style-name="P2"><text:span text:style-name="T2">FREEZ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line-skew="0.231cm" svg:x1="11.388cm" svg:y1="3.324cm" svg:x2="8.4cm" svg:y2="17.4cm" draw:end-shape="id3" draw:end-glue-point="1" svg:d="M11388 3324h-988v14076h-2000" svg:viewBox="0 0 2989 14077">
          <text:p/>
        </draw:connector>
        <draw:connector draw:style-name="gr10" draw:text-style-name="P5" draw:layer="layout" draw:line-skew="5cm" svg:x1="20.4cm" svg:y1="3.3cm" svg:x2="8.4cm" svg:y2="17.4cm" draw:start-shape="id4" draw:end-shape="id3" draw:end-glue-point="1" svg:d="M20400 3300h-1000v14100h-11000" svg:viewBox="0 0 12001 14101">
          <text:p/>
        </draw:connector>
        <draw:custom-shape draw:style-name="gr11" draw:text-style-name="P9" xml:id="id5" draw:id="id5" draw:layer="layout" svg:width="7cm" svg:height="1.9cm" svg:x="1.4cm" svg:y="21.4cm">
          <text:p text:style-name="P2"><text:span text:style-name="T6">INDIVIDUAL_AGENT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4.9cm" svg:y1="21.4cm" svg:x2="4.9cm" svg:y2="18.4cm" draw:start-shape="id5" draw:start-glue-point="0" draw:end-shape="id3" draw:end-glue-point="2" svg:d="M4900 21400v-3000" svg:viewBox="0 0 1 3001">
          <text:p/>
        </draw:connector>
        <draw:custom-shape draw:style-name="gr13" draw:text-style-name="P5" draw:layer="layout" svg:width="14.866cm" svg:height="4.6cm" svg:x="0.434cm" svg:y="19.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243cm" svg:height="0.89cm" svg:x="10.057cm" svg:y="19.51cm">
          <draw:text-box>
            <text:p><text:span text:style-name="T7">THE_INDIVIDUAL</text:span></text:p>
          </draw:text-box>
        </draw:frame>
        <draw:custom-shape draw:style-name="gr11" draw:text-style-name="P11" xml:id="id6" draw:id="id6" draw:layer="layout" svg:width="7cm" svg:height="1.9cm" svg:x="19.3cm" svg:y="21.4cm">
          <text:p text:style-name="P2"><text:span text:style-name="T8">MEMBER_POPULATION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19.3cm" svg:y1="22.35cm" svg:x2="8.4cm" svg:y2="22.35cm" draw:start-shape="id6" draw:start-glue-point="3" draw:end-shape="id5" draw:end-glue-point="1" svg:d="M19300 22350h-10900" svg:viewBox="0 0 10901 1">
          <text:p/>
        </draw:connector>
        <draw:custom-shape draw:style-name="gr15" draw:text-style-name="P5" draw:layer="layout" svg:width="12.266cm" svg:height="4.6cm" svg:x="15.9cm" svg:y="19.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243cm" svg:height="0.89cm" svg:x="22.9cm" svg:y="19.51cm">
          <draw:text-box>
            <text:p><text:span text:style-name="T7">THE_POPULATION</text:span></text:p>
          </draw:text-box>
        </draw:frame>
        <draw:connector draw:style-name="gr10" draw:text-style-name="P5" draw:layer="layout" draw:line-skew="0.5cm" svg:x1="11.4cm" svg:y1="6.4cm" svg:x2="8.4cm" svg:y2="17.4cm" draw:start-shape="id7" draw:start-glue-point="3" draw:end-shape="id3" draw:end-glue-point="1" svg:d="M11400 6400h-1000v11000h-2000" svg:viewBox="0 0 3001 11001">
          <text:p/>
        </draw:connector>
        <draw:connector draw:style-name="gr10" draw:text-style-name="P5" draw:layer="layout" draw:line-skew="0.5cm" svg:x1="11.4cm" svg:y1="9.4cm" svg:x2="8.4cm" svg:y2="17.4cm" draw:start-shape="id8" draw:start-glue-point="3" draw:end-shape="id3" draw:end-glue-point="1" svg:d="M11400 9400h-1000v8000h-2000" svg:viewBox="0 0 3001 8001">
          <text:p/>
        </draw:connector>
        <draw:connector draw:style-name="gr10" draw:text-style-name="P5" draw:layer="layout" draw:line-skew="0.5cm" svg:x1="11.4cm" svg:y1="12.4cm" svg:x2="8.4cm" svg:y2="17.4cm" draw:start-shape="id9" draw:start-glue-point="3" draw:end-shape="id3" draw:end-glue-point="1" svg:d="M11400 12400h-1000v5000h-2000" svg:viewBox="0 0 3001 5001">
          <text:p/>
        </draw:connector>
        <draw:connector draw:style-name="gr10" draw:text-style-name="P5" draw:layer="layout" draw:line-skew="0.5cm" svg:x1="11.4cm" svg:y1="15.4cm" svg:x2="8.4cm" svg:y2="17.4cm" draw:start-shape="id10" draw:start-glue-point="3" draw:end-shape="id3" draw:end-glue-point="1" svg:d="M11400 15400h-1000v2000h-2000" svg:viewBox="0 0 3001 2001">
          <text:p/>
        </draw:connector>
        <draw:connector draw:style-name="gr10" draw:text-style-name="P5" draw:layer="layout" draw:line-skew="4.95cm" svg:x1="20.5cm" svg:y1="6.3cm" svg:x2="8.4cm" svg:y2="17.4cm" draw:start-shape="id11" draw:start-glue-point="3" draw:end-shape="id3" draw:end-glue-point="1" svg:d="M20500 6300h-1100v11100h-11000" svg:viewBox="0 0 12101 11101">
          <text:p/>
        </draw:connector>
        <draw:connector draw:style-name="gr10" draw:text-style-name="P5" draw:layer="layout" draw:line-skew="5cm" svg:x1="20.4cm" svg:y1="9.3cm" svg:x2="8.4cm" svg:y2="17.4cm" draw:start-shape="id12" draw:start-glue-point="3" draw:end-shape="id3" draw:end-glue-point="1" svg:d="M20400 9300h-1000v8100h-11000" svg:viewBox="0 0 12001 8101">
          <text:p/>
        </draw:connector>
        <draw:connector draw:style-name="gr10" draw:text-style-name="P5" draw:layer="layout" draw:line-skew="5cm" svg:x1="20.4cm" svg:y1="12.4cm" svg:x2="8.4cm" svg:y2="17.4cm" draw:start-shape="id13" draw:start-glue-point="3" draw:end-shape="id3" draw:end-glue-point="1" svg:d="M20400 12400h-1000v5000h-11000" svg:viewBox="0 0 12001 5001">
          <text:p/>
        </draw:connector>
        <draw:connector draw:style-name="gr10" draw:text-style-name="P5" draw:layer="layout" draw:line-skew="5cm" svg:x1="20.4cm" svg:y1="15.4cm" svg:x2="8.4cm" svg:y2="17.4cm" draw:start-shape="id14" draw:start-glue-point="3" draw:end-shape="id3" draw:end-glue-point="1" svg:d="M20400 15400h-1000v2000h-11000" svg:viewBox="0 0 12001 2001">
          <text:p/>
        </draw:connector>
        <draw:connector draw:style-name="gr7" draw:text-style-name="P5" draw:layer="layout" svg:x1="4.9cm" svg:y1="6.4cm" svg:x2="4.9cm" svg:y2="4.4cm" draw:start-shape="id2" draw:start-glue-point="0" draw:end-shape="id15" draw:end-glue-point="2" svg:d="M4900 6400v-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8.6cm" fo:page-height="2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7-08-29T18:16:23.493052237</dc:date>
    <dc:creator>Sergey Budaev</dc:creator>
    <meta:editing-duration>PT9H12M18S</meta:editing-duration>
    <meta:editing-cycles>193</meta:editing-cycles>
    <meta:generator>LibreOffice/5.3.5.2$Linux_X86_64 LibreOffice_project/50d9bf2b0a79cdb85a3814b592608037a682059d</meta:generator>
    <meta:document-statistic meta:object-count="38"/>
  </office:meta>
</office:document-meta>
</file>